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266cm" fo:min-width="0.017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385cm" fo:min-width="0.7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35cm" fo:min-width="1.505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267cm" fo:min-width="0.017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386cm" fo:min-width="0.77cm"/>
      <style:paragraph-properties style:writing-mode="lr-tb"/>
    </style:style>
    <style:style style:name="gr9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266cm" fo:min-width="0.016cm" fo:padding-top="0.178cm" fo:padding-bottom="0.178cm" fo:padding-left="0.303cm" fo:padding-right="0.30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535cm" fo:min-width="0.468cm"/>
      <style:paragraph-properties style:writing-mode="lr-tb"/>
    </style:style>
    <style:style style:name="gr12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266cm" fo:min-width="0.015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384cm" fo:min-width="0.77cm"/>
      <style:paragraph-properties style:writing-mode="lr-tb"/>
    </style:style>
    <style:style style:name="gr14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266cm" fo:min-width="0.017cm" fo:padding-top="0.178cm" fo:padding-bottom="0.178cm" fo:padding-left="0.303cm" fo:padding-right="0.303cm"/>
    </style:style>
    <style:style style:name="gr15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standard">
      <style:graphic-properties svg:stroke-opacity="0%" draw:opacity="0%" draw:textarea-horizontal-align="justify" draw:textarea-vertical-align="middle" draw:auto-grow-height="false" fo:min-height="0.385cm" fo:min-width="0.769cm"/>
      <style:paragraph-properties style:writing-mode="lr-tb"/>
    </style:style>
    <style:style style:name="gr17" style:family="graphic" style:parent-style-name="standard">
      <style:graphic-properties svg:stroke-opacity="0%" draw:opacity="0%" draw:textarea-horizontal-align="justify" draw:textarea-vertical-align="middle" draw:auto-grow-height="false" fo:min-height="0.384cm" fo:min-width="0.7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265cm" fo:min-width="0.016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draw:marker-start-width="0.359cm" draw:marker-end-width="0.359cm" draw:fill-color="#ffffff" draw:textarea-horizontal-align="justify" draw:textarea-vertical-align="middle" draw:auto-grow-height="false" fo:min-height="0.265cm" fo:min-width="0.017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width="0.081cm" draw:marker-start-width="0.321cm" draw:marker-end-width="0.321cm" draw:textarea-horizontal-align="justify" draw:textarea-vertical-align="middle" draw:auto-grow-height="false" fo:min-height="2.137cm" fo:min-width="3.109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width="0.081cm" draw:marker-start-width="0.321cm" draw:marker-end-width="0.321cm" draw:textarea-horizontal-align="justify" draw:textarea-vertical-align="middle" draw:auto-grow-height="false" fo:min-height="2.127cm" fo:min-width="3.109cm" fo:padding-top="0.165cm" fo:padding-bottom="0.165cm" fo:padding-left="0.29cm" fo:padding-right="0.29cm"/>
    </style:style>
    <style:style style:name="gr24" style:family="graphic" style:parent-style-name="standard">
      <style:graphic-properties draw:stroke="none" draw:textarea-horizontal-align="justify" draw:textarea-vertical-align="middle" draw:auto-grow-height="false" fo:min-height="6.109cm" fo:min-width="0.853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704cm" fo:min-width="4.501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4.831cm" fo:min-width="10.812cm"/>
      <style:paragraph-properties style:writing-mode="lr-tb"/>
    </style:style>
    <style:style style:name="gr27" style:family="graphic" style:parent-style-name="standard">
      <style:graphic-properties svg:stroke-width="0.212cm" svg:stroke-color="#000000" draw:marker-start-width="0.518cm" draw:marker-end-width="0.518cm" draw:fill-color="#ff0000" draw:textarea-horizontal-align="justify" draw:textarea-vertical-align="middle" draw:auto-grow-height="false" fo:min-height="15.288cm" fo:min-width="1.828cm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000000" draw:marker-start-width="0.518cm" draw:marker-end-width="0.518cm" draw:textarea-horizontal-align="justify" draw:textarea-vertical-align="middle" draw:auto-grow-height="false" fo:min-height="27.538cm" fo:min-width="1.193cm" fo:padding-top="0.231cm" fo:padding-bottom="0.231cm" fo:padding-left="0.356cm" fo:padding-right="0.356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5pt"/>
    </style:style>
    <style:style style:name="P3" style:family="paragraph">
      <loext:graphic-properties draw:fill-color="#ffffff"/>
      <style:paragraph-properties fo:text-align="center" style:writing-mode="lr-tb"/>
      <style:text-properties fo:font-size="5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 draw:opacity="0%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font-size="12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opacity="0%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opacity="0%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 style:writing-mode="lr-tb"/>
      <style:text-properties fo:font-size="140pt" style:font-size-asian="140pt" style:font-size-complex="140pt"/>
    </style:style>
    <style:style style:name="P17" style:family="paragraph">
      <loext:graphic-properties draw:fill="none"/>
      <style:paragraph-properties fo:text-align="center" style:writing-mode="lr-tb"/>
      <style:text-properties fo:font-size="140pt" style:font-size-asian="140pt" style:font-size-complex="140pt"/>
    </style:style>
    <style:style style:name="P18" style:family="paragraph">
      <loext:graphic-properties draw:fill-color="#ff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0pt" style:font-size-asian="140pt" style:font-size-complex="1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4.444cm" svg:y1="6.983cm" svg:x2="7.619cm" svg:y2="6.983cm">
          <text:p/>
        </draw:line>
        <draw:line draw:style-name="gr1" draw:text-style-name="P1" draw:layer="layout" svg:x1="7.619cm" svg:y1="6.983cm" svg:x2="8.889cm" svg:y2="6.983cm">
          <text:p/>
        </draw:line>
        <draw:line draw:style-name="gr1" draw:text-style-name="P1" draw:layer="layout" svg:x1="7.619cm" svg:y1="8.253cm" svg:x2="7.619cm" svg:y2="5.713cm">
          <text:p/>
        </draw:line>
        <draw:line draw:style-name="gr1" draw:text-style-name="P1" draw:layer="layout" svg:x1="24.129cm" svg:y1="6.983cm" svg:x2="21.589cm" svg:y2="6.983cm">
          <text:p/>
        </draw:line>
        <draw:line draw:style-name="gr1" draw:text-style-name="P1" draw:layer="layout" svg:x1="21.589cm" svg:y1="6.983cm" svg:x2="20.319cm" svg:y2="6.983cm">
          <text:p/>
        </draw:line>
        <draw:line draw:style-name="gr1" draw:text-style-name="P1" draw:layer="layout" svg:x1="21.589cm" svg:y1="5.713cm" svg:x2="21.589cm" svg:y2="8.253cm">
          <text:p/>
        </draw:line>
        <draw:line draw:style-name="gr1" draw:text-style-name="P1" draw:layer="layout" svg:x1="7.619cm" svg:y1="5.713cm" svg:x2="21.589cm" svg:y2="5.713cm">
          <text:p/>
        </draw:line>
        <draw:line draw:style-name="gr1" draw:text-style-name="P1" draw:layer="layout" svg:x1="7.619cm" svg:y1="8.253cm" svg:x2="21.589cm" svg:y2="8.253cm">
          <text:p/>
        </draw:line>
        <draw:line draw:style-name="gr2" draw:text-style-name="P1" draw:layer="layout" svg:x1="8.889cm" svg:y1="6.983cm" svg:x2="9.524cm" svg:y2="6.983cm">
          <text:p/>
        </draw:line>
        <draw:line draw:style-name="gr2" draw:text-style-name="P1" draw:layer="layout" svg:x1="19.685cm" svg:y1="6.983cm" svg:x2="20.32cm" svg:y2="6.983cm">
          <text:p/>
        </draw:line>
        <draw:line draw:style-name="gr2" draw:text-style-name="P1" draw:layer="layout" svg:x1="19.685cm" svg:y1="6.983cm" svg:x2="20.32cm" svg:y2="6.983cm">
          <text:p/>
        </draw:line>
        <draw:g>
          <draw:g>
            <draw:line draw:style-name="gr3" draw:text-style-name="P2" draw:layer="layout" svg:x1="6.348cm" svg:y1="7.367cm" svg:x2="6.348cm" svg:y2="6.983cm">
              <text:p/>
            </draw:line>
            <draw:custom-shape draw:style-name="gr4" draw:text-style-name="P3" draw:layer="layout" svg:width="0.879cm" svg:height="0.878cm" draw:transform="skewX (-0.00122173047639594) rotate (2.61834294384189) translate (6.51cm 8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5" draw:layer="layout" svg:width="1.27cm" svg:height="0.635cm" draw:transform="rotate (-3.14159265358979) translate (6.984cm 8.112cm)">
            <text:p text:style-name="P4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15.239cm" svg:y1="5.712cm" svg:x2="15.239cm" svg:y2="3.172cm">
          <text:p/>
        </draw:line>
        <draw:line draw:style-name="gr1" draw:text-style-name="P1" draw:layer="layout" svg:x1="13.334cm" svg:y1="3.172cm" svg:x2="15.239cm" svg:y2="3.172cm">
          <text:p/>
        </draw:line>
        <draw:custom-shape draw:style-name="gr6" draw:text-style-name="P6" draw:layer="layout" svg:width="2.004cm" svg:height="3.174cm" svg:x="11.429cm" svg:y="1.269cm">
          <text:p text:style-name="P6"><text:span text:style-name="T2">CL Vesse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line draw:style-name="gr3" draw:text-style-name="P2" draw:layer="layout" svg:x1="15.24cm" svg:y1="2.79cm" svg:x2="15.24cm" svg:y2="3.174cm">
              <text:p/>
            </draw:line>
            <draw:custom-shape draw:style-name="gr7" draw:text-style-name="P3" draw:layer="layout" svg:width="0.879cm" svg:height="0.879cm" draw:transform="skewX (-0.00122173047639595) rotate (-0.524296907299097) translate (15.078cm 1.75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5" draw:layer="layout" svg:width="1.27cm" svg:height="0.636cm" svg:x="14.604cm" svg:y="2.045cm">
            <text:p text:style-name="P4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1" draw:layer="layout" svg:x1="15.579cm" svg:y1="3.175cm" svg:x2="15.195cm" svg:y2="3.175cm">
            <text:p/>
          </draw:line>
          <draw:custom-shape draw:style-name="gr9" draw:text-style-name="P7" draw:layer="layout" svg:width="0.878cm" svg:height="0.878cm" draw:transform="rotate (-3.14159265358979) translate (16.458cm 3.6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6.018cm" svg:y1="3.175cm" svg:x2="16.238cm" svg:y2="3.395cm">
            <text:p/>
          </draw:line>
        </draw:g>
        <draw:line draw:style-name="gr1" draw:text-style-name="P1" draw:layer="layout" svg:x1="15.239cm" svg:y1="10.793cm" svg:x2="15.239cm" svg:y2="8.253cm">
          <text:p/>
        </draw:line>
        <draw:line draw:style-name="gr1" draw:text-style-name="P1" draw:layer="layout" svg:x1="10.794cm" svg:y1="10.792cm" svg:x2="15.24cm" svg:y2="10.792cm">
          <text:p/>
        </draw:line>
        <draw:line draw:style-name="gr1" draw:text-style-name="P1" draw:layer="layout" svg:x1="10.794cm" svg:y1="11.427cm" svg:x2="10.794cm" svg:y2="10.792cm">
          <text:p/>
        </draw:line>
        <draw:custom-shape draw:style-name="gr11" draw:text-style-name="P6" draw:layer="layout" svg:width="0.967cm" svg:height="2.854cm" svg:x="10.307cm" svg:y="11.26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2.064cm" svg:y1="11.429cm" svg:x2="12.064cm" svg:y2="10.794cm">
          <text:p/>
        </draw:line>
        <draw:custom-shape draw:style-name="gr11" draw:text-style-name="P6" draw:layer="layout" svg:width="0.967cm" svg:height="2.854cm" svg:x="11.577cm" svg:y="11.26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13.334cm" svg:y1="11.429cm" svg:x2="13.334cm" svg:y2="10.794cm">
          <text:p/>
        </draw:line>
        <draw:custom-shape draw:style-name="gr11" draw:text-style-name="P6" draw:layer="layout" svg:width="0.967cm" svg:height="2.854cm" svg:x="12.847cm" svg:y="11.26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line draw:style-name="gr3" draw:text-style-name="P2" draw:layer="layout" svg:x1="15.623cm" svg:y1="10.793cm" svg:x2="15.239cm" svg:y2="10.793cm">
              <text:p/>
            </draw:line>
            <draw:custom-shape draw:style-name="gr12" draw:text-style-name="P3" draw:layer="layout" svg:width="0.877cm" svg:height="0.878cm" draw:transform="rotate (-2.09509323409399) translate (16.662cm 10.63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5" draw:layer="layout" svg:width="1.27cm" svg:height="0.634cm" draw:transform="rotate (-1.5707963267949) translate (16.368cm 10.158cm)">
            <text:p text:style-name="P4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1" draw:layer="layout" svg:x1="15.182cm" svg:y1="11.149cm" svg:x2="15.182cm" svg:y2="10.765cm">
            <text:p/>
          </draw:line>
          <draw:custom-shape draw:style-name="gr14" draw:text-style-name="P7" draw:layer="layout" svg:width="0.879cm" svg:height="0.878cm" draw:transform="rotate (1.5707963267949) translate (14.743cm 12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5.182cm" svg:y1="11.587cm" svg:x2="14.962cm" svg:y2="11.807cm">
            <text:p/>
          </draw:line>
        </draw:g>
        <draw:g>
          <draw:g>
            <draw:custom-shape draw:style-name="gr15" draw:text-style-name="P8" draw:layer="layout" svg:width="0.658cm" svg:height="0.658cm" draw:transform="rotate (-1.5707963267949) translate (22.836cm 5.88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8" draw:layer="layout" svg:width="0.658cm" svg:height="0.658cm" draw:transform="rotate (1.5707963267949) translate (22.836cm 6.54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22.836cm" svg:y1="6.215cm" svg:x2="22.836cm" svg:y2="6.983cm">
              <text:p/>
            </draw:line>
          </draw:g>
          <draw:custom-shape draw:style-name="gr16" draw:text-style-name="P10" draw:layer="layout" svg:width="1.269cm" svg:height="0.635cm" svg:x="22.178cm" svg:y="5.464cm">
            <text:p text:style-name="P9"><text:span text:style-name="T3">NC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8" draw:layer="layout" svg:width="0.658cm" svg:height="0.658cm" draw:transform="rotate (-1.5707963267949) translate (5.691cm 5.88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8" draw:layer="layout" svg:width="0.658cm" svg:height="0.658cm" draw:transform="rotate (1.5707963267949) translate (5.691cm 6.54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5.691cm" svg:y1="6.215cm" svg:x2="5.691cm" svg:y2="6.983cm">
              <text:p/>
            </draw:line>
          </draw:g>
          <draw:custom-shape draw:style-name="gr16" draw:text-style-name="P10" draw:layer="layout" svg:width="1.269cm" svg:height="0.635cm" svg:x="5.033cm" svg:y="5.464cm">
            <text:p text:style-name="P9"><text:span text:style-name="T3">NC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8" draw:layer="layout" svg:width="0.657cm" svg:height="0.658cm" draw:transform="rotate (-1.5707963267949) translate (18.438cm 4.61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8" draw:layer="layout" svg:width="0.657cm" svg:height="0.658cm" draw:transform="rotate (1.5707963267949) translate (18.438cm 5.27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18.438cm" svg:y1="4.947cm" svg:x2="18.438cm" svg:y2="5.715cm">
              <text:p/>
            </draw:line>
          </draw:g>
          <draw:custom-shape draw:style-name="gr16" draw:text-style-name="P12" draw:layer="layout" svg:width="1.269cm" svg:height="0.635cm" svg:x="17.78cm" svg:y="4.195cm">
            <text:p text:style-name="P11"><text:span text:style-name="T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5" draw:text-style-name="P8" draw:layer="layout" svg:width="0.657cm" svg:height="0.658cm" draw:transform="rotate (-1.5707963267949) translate (10.136cm 4.61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8" draw:layer="layout" svg:width="0.657cm" svg:height="0.658cm" draw:transform="rotate (1.5707963267949) translate (10.136cm 5.27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10.136cm" svg:y1="4.947cm" svg:x2="10.136cm" svg:y2="5.715cm">
              <text:p/>
            </draw:line>
          </draw:g>
          <draw:custom-shape draw:style-name="gr16" draw:text-style-name="P12" draw:layer="layout" svg:width="1.269cm" svg:height="0.635cm" svg:x="9.478cm" svg:y="4.195cm">
            <text:p text:style-name="P11"><text:span text:style-name="T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5" draw:text-style-name="P8" draw:layer="layout" svg:width="0.659cm" svg:height="0.659cm" draw:transform="rotate (1.5707963267949) translate (18.437cm 9.35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8" draw:layer="layout" svg:width="0.659cm" svg:height="0.657cm" draw:transform="rotate (-1.5707963267949) translate (18.437cm 8.6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18.437cm" svg:y1="9.023cm" svg:x2="18.437cm" svg:y2="8.255cm">
              <text:p/>
            </draw:line>
          </draw:g>
          <draw:custom-shape draw:style-name="gr17" draw:text-style-name="P12" draw:layer="layout" svg:width="1.27cm" svg:height="0.634cm" draw:transform="rotate (-3.14159265358979) translate (19.096cm 9.774cm)">
            <text:p text:style-name="P11"><text:span text:style-name="T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5" draw:text-style-name="P8" draw:layer="layout" svg:width="0.659cm" svg:height="0.659cm" draw:transform="rotate (1.5707963267949) translate (10.134cm 9.352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8" draw:layer="layout" svg:width="0.659cm" svg:height="0.657cm" draw:transform="rotate (-1.5707963267949) translate (10.134cm 8.69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1" draw:layer="layout" svg:x1="10.134cm" svg:y1="9.023cm" svg:x2="10.134cm" svg:y2="8.255cm">
              <text:p/>
            </draw:line>
          </draw:g>
          <draw:custom-shape draw:style-name="gr17" draw:text-style-name="P12" draw:layer="layout" svg:width="1.27cm" svg:height="0.634cm" draw:transform="rotate (-3.14159265358979) translate (10.793cm 9.774cm)">
            <text:p text:style-name="P11"><text:span text:style-name="T4">N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3" draw:layer="layout" svg:width="1.905cm" svg:height="1.27cm" svg:x="17.779cm" svg:y="6.348cm">
          <text:p text:style-name="P13"><text:span text:style-name="T5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905cm" svg:height="1.27cm" svg:x="9.524cm" svg:y="6.348cm">
          <text:p text:style-name="P13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0.634cm" svg:y1="6.197cm" svg:x2="3.809cm" svg:y2="6.197cm">
          <text:p/>
        </draw:line>
        <draw:line draw:style-name="gr1" draw:text-style-name="P1" draw:layer="layout" svg:x1="3.809cm" svg:y1="6.197cm" svg:x2="5.079cm" svg:y2="6.197cm">
          <text:p/>
        </draw:line>
        <draw:line draw:style-name="gr1" draw:text-style-name="P1" draw:layer="layout" svg:x1="3.809cm" svg:y1="7.467cm" svg:x2="3.809cm" svg:y2="4.927cm">
          <text:p/>
        </draw:line>
        <draw:line draw:style-name="gr1" draw:text-style-name="P1" draw:layer="layout" svg:x1="20.319cm" svg:y1="6.197cm" svg:x2="17.779cm" svg:y2="6.197cm">
          <text:p/>
        </draw:line>
        <draw:line draw:style-name="gr1" draw:text-style-name="P1" draw:layer="layout" svg:x1="17.779cm" svg:y1="6.197cm" svg:x2="16.509cm" svg:y2="6.197cm">
          <text:p/>
        </draw:line>
        <draw:line draw:style-name="gr1" draw:text-style-name="P1" draw:layer="layout" svg:x1="17.779cm" svg:y1="4.927cm" svg:x2="17.779cm" svg:y2="7.467cm">
          <text:p/>
        </draw:line>
        <draw:line draw:style-name="gr1" draw:text-style-name="P1" draw:layer="layout" svg:x1="3.809cm" svg:y1="4.927cm" svg:x2="17.779cm" svg:y2="4.927cm">
          <text:p/>
        </draw:line>
        <draw:line draw:style-name="gr1" draw:text-style-name="P1" draw:layer="layout" svg:x1="3.809cm" svg:y1="7.468cm" svg:x2="17.779cm" svg:y2="7.468cm">
          <text:p/>
        </draw:line>
        <draw:line draw:style-name="gr2" draw:text-style-name="P1" draw:layer="layout" svg:x1="5.079cm" svg:y1="6.198cm" svg:x2="5.714cm" svg:y2="6.198cm">
          <text:p/>
        </draw:line>
        <draw:line draw:style-name="gr2" draw:text-style-name="P1" draw:layer="layout" svg:x1="15.874cm" svg:y1="6.198cm" svg:x2="16.509cm" svg:y2="6.198cm">
          <text:p/>
        </draw:line>
        <draw:line draw:style-name="gr2" draw:text-style-name="P1" draw:layer="layout" svg:x1="15.874cm" svg:y1="6.198cm" svg:x2="16.509cm" svg:y2="6.198cm">
          <text:p/>
        </draw:line>
        <draw:g>
          <draw:g>
            <draw:line draw:style-name="gr3" draw:text-style-name="P2" draw:layer="layout" svg:x1="2.537cm" svg:y1="6.581cm" svg:x2="2.537cm" svg:y2="6.197cm">
              <text:p/>
            </draw:line>
            <draw:custom-shape draw:style-name="gr4" draw:text-style-name="P3" draw:layer="layout" svg:width="0.879cm" svg:height="0.878cm" draw:transform="skewX (-0.00122173047639594) rotate (2.61834294384189) translate (2.699cm 7.6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5" draw:layer="layout" svg:width="1.27cm" svg:height="0.635cm" draw:transform="rotate (-3.14159265358979) translate (3.173cm 7.326cm)">
            <text:p text:style-name="P4"><text:span text:style-name="T1">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" draw:text-style-name="P1" draw:layer="layout" svg:x1="11.429cm" svg:y1="4.927cm" svg:x2="11.429cm" svg:y2="2.387cm">
          <text:p/>
        </draw:line>
        <draw:line draw:style-name="gr1" draw:text-style-name="P1" draw:layer="layout" svg:x1="9.524cm" svg:y1="2.387cm" svg:x2="11.429cm" svg:y2="2.387cm">
          <text:p/>
        </draw:line>
        <draw:custom-shape draw:style-name="gr6" draw:text-style-name="P6" draw:layer="layout" svg:width="2.004cm" svg:height="3.174cm" svg:x="7.619cm" svg:y="0.485cm">
          <text:p text:style-name="P6"><text:span text:style-name="T2">CL Vesse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line draw:style-name="gr3" draw:text-style-name="P2" draw:layer="layout" svg:x1="11.43cm" svg:y1="2.004cm" svg:x2="11.43cm" svg:y2="2.388cm">
              <text:p/>
            </draw:line>
            <draw:custom-shape draw:style-name="gr7" draw:text-style-name="P3" draw:layer="layout" svg:width="0.879cm" svg:height="0.879cm" draw:transform="skewX (-0.00122173047639595) rotate (-0.524296907299097) translate (11.268cm 0.9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5" draw:layer="layout" svg:width="1.27cm" svg:height="0.636cm" svg:x="10.794cm" svg:y="1.259cm">
            <text:p text:style-name="P4"><text:span text:style-name="T1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1" draw:layer="layout" svg:x1="11.769cm" svg:y1="2.39cm" svg:x2="11.385cm" svg:y2="2.39cm">
            <text:p/>
          </draw:line>
          <draw:custom-shape draw:style-name="gr20" draw:text-style-name="P7" draw:layer="layout" svg:width="0.878cm" svg:height="0.877cm" draw:transform="rotate (-3.14159265358979) translate (12.648cm 2.8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2.208cm" svg:y1="2.39cm" svg:x2="12.428cm" svg:y2="2.61cm">
            <text:p/>
          </draw:line>
        </draw:g>
        <draw:line draw:style-name="gr1" draw:text-style-name="P1" draw:layer="layout" svg:x1="11.429cm" svg:y1="10.008cm" svg:x2="11.429cm" svg:y2="7.468cm">
          <text:p/>
        </draw:line>
        <draw:line draw:style-name="gr1" draw:text-style-name="P1" draw:layer="layout" svg:x1="6.984cm" svg:y1="10.008cm" svg:x2="11.43cm" svg:y2="10.008cm">
          <text:p/>
        </draw:line>
        <draw:line draw:style-name="gr1" draw:text-style-name="P1" draw:layer="layout" svg:x1="6.984cm" svg:y1="10.643cm" svg:x2="6.984cm" svg:y2="10.008cm">
          <text:p/>
        </draw:line>
        <draw:custom-shape draw:style-name="gr11" draw:text-style-name="P6" draw:layer="layout" svg:width="0.967cm" svg:height="2.854cm" svg:x="6.498cm" svg:y="10.4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8.254cm" svg:y1="10.644cm" svg:x2="8.254cm" svg:y2="10.009cm">
          <text:p/>
        </draw:line>
        <draw:custom-shape draw:style-name="gr11" draw:text-style-name="P6" draw:layer="layout" svg:width="0.967cm" svg:height="2.854cm" svg:x="7.767cm" svg:y="10.4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" draw:text-style-name="P1" draw:layer="layout" svg:x1="9.524cm" svg:y1="10.644cm" svg:x2="9.524cm" svg:y2="10.009cm">
          <text:p/>
        </draw:line>
        <draw:custom-shape draw:style-name="gr11" draw:text-style-name="P6" draw:layer="layout" svg:width="0.967cm" svg:height="2.854cm" svg:x="9.037cm" svg:y="10.4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g>
            <draw:line draw:style-name="gr3" draw:text-style-name="P2" draw:layer="layout" svg:x1="11.813cm" svg:y1="10.008cm" svg:x2="11.429cm" svg:y2="10.008cm">
              <text:p/>
            </draw:line>
            <draw:custom-shape draw:style-name="gr12" draw:text-style-name="P3" draw:layer="layout" svg:width="0.877cm" svg:height="0.878cm" draw:transform="rotate (-2.09509323409399) translate (12.852cm 9.8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3" draw:text-style-name="P5" draw:layer="layout" svg:width="1.27cm" svg:height="0.634cm" draw:transform="rotate (-1.5707963267949) translate (12.558cm 9.373cm)">
            <text:p text:style-name="P4"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1" draw:layer="layout" svg:x1="11.372cm" svg:y1="10.364cm" svg:x2="11.372cm" svg:y2="9.98cm">
            <text:p/>
          </draw:line>
          <draw:custom-shape draw:style-name="gr14" draw:text-style-name="P7" draw:layer="layout" svg:width="0.879cm" svg:height="0.878cm" draw:transform="rotate (1.5707963267949) translate (10.933cm 11.2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11.372cm" svg:y1="10.802cm" svg:x2="11.152cm" svg:y2="11.022cm">
            <text:p/>
          </draw:line>
        </draw:g>
        <draw:custom-shape draw:style-name="gr18" draw:text-style-name="P13" draw:layer="layout" svg:width="1.905cm" svg:height="1.27cm" svg:x="13.969cm" svg:y="5.563cm">
          <text:p text:style-name="P13"><text:span text:style-name="T5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.905cm" svg:height="1.27cm" svg:x="5.714cm" svg:y="5.563cm">
          <text:p text:style-name="P13"><text:span text:style-name="T5">I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custom-shape draw:style-name="gr15" draw:text-style-name="P8" draw:layer="layout" svg:width="0.657cm" svg:height="0.66cm" svg:x="25.599cm" svg:y="1.347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8" draw:layer="layout" svg:width="0.657cm" svg:height="0.657cm" draw:transform="rotate (-3.14159265358979) translate (26.256cm 1.3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1" draw:layer="layout" svg:x1="25.927cm" svg:y1="1.346cm" svg:x2="26.695cm" svg:y2="1.346cm">
            <text:p/>
          </draw:line>
        </draw:g>
        <draw:g>
          <draw:line draw:style-name="gr3" draw:text-style-name="P1" draw:layer="layout" svg:x1="26.311cm" svg:y1="2.884cm" svg:x2="26.695cm" svg:y2="2.884cm">
            <text:p/>
          </draw:line>
          <draw:custom-shape draw:style-name="gr21" draw:text-style-name="P7" draw:layer="layout" svg:width="0.879cm" svg:height="0.877cm" svg:x="25.432cm" svg:y="2.4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25.872cm" svg:y1="2.884cm" svg:x2="25.652cm" svg:y2="2.664cm">
            <text:p/>
          </draw:line>
        </draw:g>
        <draw:line draw:style-name="gr2" draw:text-style-name="P1" draw:layer="layout" svg:x1="26.06cm" svg:y1="5.768cm" svg:x2="26.695cm" svg:y2="5.768cm">
          <text:p/>
        </draw:line>
        <draw:g>
          <draw:g>
            <draw:line draw:style-name="gr3" draw:text-style-name="P2" draw:layer="layout" svg:x1="26.946cm" svg:y1="4.498cm" svg:x2="27.33cm" svg:y2="4.498cm">
              <text:p/>
            </draw:line>
            <draw:custom-shape draw:style-name="gr4" draw:text-style-name="P3" draw:layer="layout" svg:width="0.879cm" svg:height="0.878cm" draw:transform="rotate (1.04807021582259) translate (25.907cm 4.6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" draw:text-style-name="P5" draw:layer="layout" svg:width="1.27cm" svg:height="0.635cm" draw:transform="rotate (1.5707963267949) translate (26.201cm 5.134cm)">
            <text:p text:style-name="P4"><text:span text:style-name="T1">12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1" draw:layer="layout" svg:x1="26.06cm" svg:y1="5.768cm" svg:x2="26.695cm" svg:y2="5.768cm">
          <text:p/>
        </draw:line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>
          <draw:custom-shape draw:style-name="gr22" draw:text-style-name="P8" draw:layer="layout" svg:width="7.377cm" svg:height="7.401cm" draw:transform="rotate (1.5707963267949) translate (12.165cm 11.16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8" draw:layer="layout" svg:width="7.377cm" svg:height="7.367cm" draw:transform="rotate (-1.5707963267949) translate (15.621cm 3.79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8" draw:layer="layout" svg:width="1.353cm" svg:height="6.359cm" svg:x="13.198cm" svg:y="8.24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5.715cm" svg:height="1.906cm" svg:x="11.311cm" svg:y="6.54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7" draw:layer="layout" svg:width="11.312cm" svg:height="5.081cm" svg:x="8.254cm" svg:y="0.633cm">
            <text:p text:style-name="P16"><text:span text:style-name="T6">NC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custom-shape draw:style-name="gr22" draw:text-style-name="P8" draw:layer="layout" svg:width="7.377cm" svg:height="7.401cm" draw:transform="rotate (1.5707963267949) translate (12.165cm 11.16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8" draw:layer="layout" svg:width="7.377cm" svg:height="7.367cm" draw:transform="rotate (-1.5707963267949) translate (15.621cm 3.79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8" draw:layer="layout" svg:width="1.353cm" svg:height="6.359cm" svg:x="13.198cm" svg:y="8.24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5.715cm" svg:height="1.906cm" svg:x="11.311cm" svg:y="6.54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17" draw:layer="layout" svg:width="11.312cm" svg:height="5.081cm" svg:x="8.254cm" svg:y="0.633cm">
            <text:p text:style-name="P16"><text:span text:style-name="T6">NO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>
          <draw:custom-shape draw:style-name="gr22" draw:text-style-name="P8" draw:layer="layout" svg:width="7.377cm" svg:height="7.401cm" draw:transform="rotate (1.5707963267949) translate (12.165cm 11.16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8" draw:layer="layout" svg:width="7.377cm" svg:height="7.367cm" draw:transform="rotate (-1.5707963267949) translate (15.621cm 3.79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8" draw:layer="layout" svg:width="1.353cm" svg:height="6.359cm" svg:x="13.198cm" svg:y="8.24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11.312cm" svg:height="5.081cm" svg:x="8.254cm" svg:y="0.633cm">
            <text:p text:style-name="P16"><text:span text:style-name="T6">NC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>
          <draw:custom-shape draw:style-name="gr22" draw:text-style-name="P8" draw:layer="layout" svg:width="7.377cm" svg:height="7.401cm" draw:transform="rotate (1.5707963267949) translate (12.165cm 11.16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" draw:text-style-name="P8" draw:layer="layout" svg:width="7.377cm" svg:height="7.367cm" draw:transform="rotate (-1.5707963267949) translate (15.621cm 3.79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4" draw:text-style-name="P8" draw:layer="layout" svg:width="1.353cm" svg:height="6.359cm" svg:x="13.198cm" svg:y="8.24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11.312cm" svg:height="5.081cm" svg:x="8.254cm" svg:y="0.633cm">
            <text:p text:style-name="P16"><text:span text:style-name="T6">NO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27" draw:text-style-name="P18" draw:layer="layout" svg:width="2.54cm" svg:height="15.75cm" svg:x="12.7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28" draw:text-style-name="P8" draw:layer="layout" svg:width="1.905cm" svg:height="28cm" draw:transform="rotate (1.5707963267949) translate (0cm 9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9" draw:layer="layout" svg:width="19.798cm" svg:height="11.136cm" svg:x="0.6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1T14:38:23.270402451</meta:creation-date>
    <dc:date>2022-02-02T21:10:33.903221914</dc:date>
    <meta:editing-duration>P1DT10H43M46S</meta:editing-duration>
    <meta:editing-cycles>11</meta:editing-cycles>
    <meta:generator>LibreOffice/7.2.5.2$Linux_X86_64 LibreOffice_project/20$Build-2</meta:generator>
    <meta:document-statistic meta:object-count="208"/>
  </office:meta>
</office:document-meta>
</file>